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18743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 Rounded MT Bold" fo:font-size="10pt" officeooo:rsid="00064c71" officeooo:paragraph-rsid="0018743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8743a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8743a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238b1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3eafa" officeooo:paragraph-rsid="0003eafa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 Rounded MT Bold" fo:font-size="10pt" officeooo:paragraph-rsid="0018743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8743a" style:font-size-asian="8.75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03eafa" style:font-size-asian="8.75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3eaf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3eafa" style:font-size-asian="8.75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047415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47415" style:font-size-asian="8.75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47415" officeooo:paragraph-rsid="00047415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solid" style:text-underline-width="auto" style:text-underline-color="font-color" fo:font-weight="bold" officeooo:rsid="0018743a" officeooo:paragraph-rsid="00047415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047415" style:font-size-asian="8.75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047415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047415"/>
    </style:style>
    <style:style style:name="P20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4936b" officeooo:paragraph-rsid="0004936b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 Rounded MT Bold" fo:font-size="10pt" officeooo:paragraph-rsid="00047415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04936b" style:font-size-asian="8.75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4936b" style:font-size-asian="8.75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4936b" officeooo:paragraph-rsid="0004936b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5aee6" style:font-size-asian="8.75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05aee6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022f05"/>
    </style:style>
    <style:style style:name="T2" style:family="text">
      <style:text-properties officeooo:rsid="0018743a"/>
    </style:style>
    <style:style style:name="T3" style:family="text">
      <style:text-properties fo:color="#c9211e" loext:opacity="100%"/>
    </style:style>
    <style:style style:name="T4" style:family="text">
      <style:text-properties officeooo:rsid="001238b1"/>
    </style:style>
    <style:style style:name="T5" style:family="text">
      <style:text-properties officeooo:rsid="0003eafa"/>
    </style:style>
    <style:style style:name="T6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ffff" loext:opacity="100%" fo:font-weight="bold" officeooo:rsid="0003eafa" style:font-weight-asian="bold" style:font-weight-complex="bold"/>
    </style:style>
    <style:style style:name="T8" style:family="text">
      <style:text-properties fo:color="#c9211e" loext:opacity="100%" fo:font-style="italic" style:font-style-asian="italic" style:font-style-complex="italic"/>
    </style:style>
    <style:style style:name="T9" style:family="text">
      <style:text-properties fo:color="#ffffff" loext:opacity="100%" fo:font-style="italic" officeooo:rsid="0003eafa" style:font-style-asian="italic" style:font-style-complex="italic"/>
    </style:style>
    <style:style style:name="T10" style:family="text">
      <style:text-properties fo:color="#c9211e" loext:opacity="100%" style:font-name="Arial Rounded MT Bold" fo:font-size="10pt" fo:font-style="italic" fo:font-weight="bold" officeooo:rsid="00064c71" style:font-size-asian="8.75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c9211e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12" style:family="text">
      <style:text-properties officeooo:rsid="0013366b"/>
    </style:style>
    <style:style style:name="T13" style:family="text">
      <style:text-properties officeooo:rsid="00078fce"/>
    </style:style>
    <style:style style:name="T14" style:family="text">
      <style:text-properties officeooo:rsid="00147ed3"/>
    </style:style>
    <style:style style:name="T15" style:family="text">
      <style:text-properties officeooo:rsid="00175715"/>
    </style:style>
    <style:style style:name="T16" style:family="text">
      <style:text-properties style:text-underline-style="none" officeooo:rsid="0003eafa"/>
    </style:style>
    <style:style style:name="T17" style:family="text">
      <style:text-properties officeooo:rsid="00047415"/>
    </style:style>
    <style:style style:name="T18" style:family="text">
      <style:text-properties style:text-underline-style="none" officeooo:rsid="00047415"/>
    </style:style>
    <style:style style:name="T19" style:family="text">
      <style:text-properties fo:color="#ffffff" loext:opacity="100%" officeooo:rsid="00047415"/>
    </style:style>
    <style:style style:name="T20" style:family="text">
      <style:text-properties fo:color="#c9211e" loext:opacity="100%" officeooo:rsid="00047415"/>
    </style:style>
    <style:style style:name="T21" style:family="text">
      <style:text-properties fo:color="#ffffff" loext:opacity="100%" fo:font-weight="bold" officeooo:rsid="00047415" style:font-weight-asian="bold" style:font-weight-complex="bold"/>
    </style:style>
    <style:style style:name="T22" style:family="text">
      <style:text-properties fo:color="#ffffff" loext:opacity="100%" fo:font-style="italic" officeooo:rsid="0004936b" style:font-style-asian="italic" style:font-style-complex="italic"/>
    </style:style>
    <style:style style:name="T23" style:family="text">
      <style:text-properties officeooo:rsid="0004936b"/>
    </style:style>
    <style:style style:name="T24" style:family="text">
      <style:text-properties style:text-underline-style="none" officeooo:rsid="0004936b"/>
    </style:style>
    <style:style style:name="T25" style:family="text">
      <style:text-properties officeooo:rsid="0005aee6"/>
    </style:style>
    <style:style style:name="T26" style:family="text">
      <style:text-properties style:text-underline-style="none" officeooo:rsid="0005ae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PRÁCTICA – <text:span text:style-name="T1">7</text:span>) <text:span text:style-name="T1">TRANSFERENCIAS</text:span><text:span text:style-name="T2"> </text:span><text:span text:style-name="T1">VEHICULARES</text:span></text:p>
      <text:p text:style-name="P2"/>
      <text:p text:style-name="P2"/>
      <text:p text:style-name="P3"><text:span text:style-name="T3">Rol de usuario</text:span>: <text:span text:style-name="T1">Persona</text:span><text:span text:style-name="T4"><text:tab/></text:span></text:p>
      <text:p text:style-name="P3"><text:span text:style-name="T3">HU</text:span>: <text:span text:style-name="T5">Realizar </text:span><text:span text:style-name="T1">Transfer</text:span><text:span text:style-name="T5">encia</text:span>, <text:span text:style-name="T1">Consultar Estado de Transferencia</text:span></text:p>
      <text:p text:style-name="P3"/>
      <text:p text:style-name="P3"/>
      <text:p text:style-name="P3"><text:span text:style-name="T6">ID:</text:span><text:span text:style-name="T3"> </text:span><text:span text:style-name="T7">Realizar Transferencia</text:span></text:p>
      <text:p text:style-name="P4"><text:span text:style-name="T8">Título: </text:span><text:span text:style-name="T9">Como Persona quiero realizar la transferencia de un vehículo</text:span></text:p>
      <text:p text:style-name="P5"><text:span text:style-name="T10">Reglas de Negocio:</text:span><text:span text:style-name="T11"> <text:s/></text:span></text:p>
      <text:p text:style-name="P6">La patente ingresada no debe tener deudas.</text:p>
      <text:p text:style-name="P6">Tanto el vendedor como el comprador deben ser mayores de 18 años.</text:p>
      <text:p text:style-name="P7"/>
      <text:p text:style-name="P8">Escenario 1: <text:span text:style-name="T5">Transferencia</text:span> exitos<text:span text:style-name="T5">a</text:span><text:span text:style-name="T12"> </text:span></text:p>
      <text:p text:style-name="P9">Dado <text:span text:style-name="T12">el </text:span><text:span text:style-name="T5">DNI del comprador “45913234” corresponde a una persona y es mayor de 18 de años, el DNI del vendedor “46738312” corresponde a un a persona y es mayor de 18 años y el número patente “AE-777-ZZ” </text:span><text:span text:style-name="T13">corresponde</text:span><text:span text:style-name="T5"> no tiene deudas.</text:span></text:p>
      <text:p text:style-name="P10">Cuando <text:span text:style-name="T14">se ingresa </text:span><text:span text:style-name="T12">el </text:span><text:span text:style-name="T5">DNI del comprador “45913234”,el DNI del vendedor “46738312”, el número patente “AE-777-ZZ”</text:span><text:span text:style-name="T14"> </text:span><text:span text:style-name="T15">y se presiona “Realizar </text:span><text:span text:style-name="T5">Transferencia</text:span><text:span text:style-name="T15">”</text:span></text:p>
      <text:p text:style-name="P9">Entonces el sistema <text:span text:style-name="T16">envía al mail del comprador un código para que realice el pago e informa operación exitosa.</text:span></text:p>
      <text:p text:style-name="P11"/>
      <text:p text:style-name="P12">Escenario <text:span text:style-name="T5">2</text:span>: <text:span text:style-name="T5">Transferencia</text:span> <text:span text:style-name="T5">fallida </text:span><text:span text:style-name="T17">por DNI del comprador inexistente</text:span><text:span text:style-name="T12"> </text:span></text:p>
      <text:p text:style-name="P10">Dado <text:span text:style-name="T12">el </text:span><text:span text:style-name="T5">DNI del comprador “</text:span><text:span text:style-name="T17">98764238</text:span><text:span text:style-name="T5">” </text:span><text:span text:style-name="T17">no </text:span><text:span text:style-name="T5">corresponde a una persona</text:span></text:p>
      <text:p text:style-name="P13">Cuando <text:span text:style-name="T14">se ingresa </text:span><text:span text:style-name="T12">el </text:span><text:span text:style-name="T5">DNI del comprador “</text:span><text:span text:style-name="T17">98764238</text:span><text:span text:style-name="T5">”,el DNI del vendedor “46738312”, el número patente “AE-777-ZZ”</text:span><text:span text:style-name="T14"> </text:span><text:span text:style-name="T15">y se presiona “Realizar </text:span><text:span text:style-name="T5">Transferencia</text:span><text:span text:style-name="T15">”</text:span></text:p>
      <text:p text:style-name="P10">Entonces el sistema <text:span text:style-name="T17">informa un error porque el DNI del comprador es inexistente.</text:span></text:p>
      <text:p text:style-name="P10"/>
      <text:p text:style-name="P10"/>
      <text:p text:style-name="P14">Escenario <text:span text:style-name="T17">3</text:span>: <text:span text:style-name="T5">Transferencia</text:span> <text:span text:style-name="T5">fallida </text:span><text:span text:style-name="T17">por DNI del vendedor inexistente</text:span><text:span text:style-name="T12"> </text:span></text:p>
      <text:p text:style-name="P13">Dado <text:span text:style-name="T12">el </text:span><text:span text:style-name="T5">DNI del comprador “45913234”</text:span><text:span text:style-name="T17"> </text:span><text:span text:style-name="T5">corresponde a una persona </text:span><text:span text:style-name="T17">y </text:span><text:span text:style-name="T5">el DNI del vendedor “</text:span><text:span text:style-name="T17">99843211</text:span><text:span text:style-name="T5">” </text:span><text:span text:style-name="T17">no </text:span><text:span text:style-name="T5">corresponde a un a persona</text:span></text:p>
      <text:p text:style-name="P13">Cuando <text:span text:style-name="T14">se ingresa </text:span><text:span text:style-name="T12">el </text:span><text:span text:style-name="T5">DNI del comprador “45913234”,el DNI del vendedor “</text:span><text:span text:style-name="T17">99843211</text:span><text:span text:style-name="T5">”, el número patente “AE-777-ZZ”</text:span><text:span text:style-name="T14"> </text:span><text:span text:style-name="T15">y se presiona “Realizar </text:span><text:span text:style-name="T5">Transferencia</text:span><text:span text:style-name="T15">”</text:span></text:p>
      <text:p text:style-name="P13">Entonces el sistema <text:span text:style-name="T17">informa un error porque el DNI del vendedor es inexistente.</text:span></text:p>
      <text:p text:style-name="P13"/>
      <text:p text:style-name="P13"/>
      <text:p text:style-name="P14">Escenario <text:span text:style-name="T17">4</text:span>: <text:span text:style-name="T5">Transferencia</text:span> <text:span text:style-name="T5">fallida </text:span><text:span text:style-name="T17">por comprador menor de 18 años</text:span></text:p>
      <text:p text:style-name="P13">Dado <text:span text:style-name="T12">el </text:span><text:span text:style-name="T5">DNI del comprador “</text:span><text:span text:style-name="T17">50987256</text:span><text:span text:style-name="T5">” corresponde a una persona y es </text:span><text:span text:style-name="T17">menor</text:span><text:span text:style-name="T5"> de 18 de años, el DNI del vendedor “46738312” corresponde a un a persona y es mayor de 18 años y el número patente “AE-777-ZZ” no tiene deudas.</text:span></text:p>
      <text:p text:style-name="P13">Cuando <text:span text:style-name="T14">se ingresa </text:span><text:span text:style-name="T12">el </text:span><text:span text:style-name="T5">DNI del comprador “</text:span><text:span text:style-name="T17">50987256</text:span><text:span text:style-name="T5">”,el DNI del vendedor “46738312”, el número patente “AE-777-ZZ”</text:span><text:span text:style-name="T14"> </text:span><text:span text:style-name="T15">y se presiona “Realizar </text:span><text:span text:style-name="T5">Transferencia</text:span><text:span text:style-name="T15">”</text:span></text:p>
      <text:p text:style-name="P13"><text:span text:style-name="T16">Entonces el sistema </text:span><text:span text:style-name="T18">informa un error porque el comprador no es mayor de 18 años.</text:span></text:p>
      <text:p text:style-name="P15"/>
      <text:p text:style-name="P14">Escenario <text:span text:style-name="T17">5</text:span>: <text:span text:style-name="T5">Transferencia</text:span> <text:span text:style-name="T5">fallida </text:span><text:span text:style-name="T17">por vendedor menor de 18 años</text:span></text:p>
      <text:p text:style-name="P13">Dado <text:span text:style-name="T12">el </text:span><text:span text:style-name="T5">DNI del comprador “</text:span><text:span text:style-name="T17">45913234”</text:span><text:span text:style-name="T5"> corresponde a una persona y es </text:span><text:span text:style-name="T17">mayor</text:span><text:span text:style-name="T5"> de 18 de años, el DNI del vendedor “</text:span><text:span text:style-name="T17">51237498</text:span><text:span text:style-name="T5">” corresponde a un a persona y es </text:span><text:span text:style-name="T17">menor</text:span><text:span text:style-name="T5"> de 18 años y el número patente “AE-777-ZZ” no tiene deudas.</text:span></text:p>
      <text:p text:style-name="P13">Cuando <text:span text:style-name="T14">se ingresa </text:span><text:span text:style-name="T12">el </text:span><text:span text:style-name="T5">DNI del comprador “</text:span><text:span text:style-name="T17">45913234</text:span><text:span text:style-name="T5">”,el DNI del vendedor “</text:span><text:span text:style-name="T17">51237498</text:span><text:span text:style-name="T5">”, el número patente “AE-777-ZZ”</text:span><text:span text:style-name="T14"> </text:span><text:span text:style-name="T15">y se presiona “Realizar </text:span><text:span text:style-name="T5">Transferencia</text:span><text:span text:style-name="T15">”</text:span></text:p>
      <text:p text:style-name="P13"><text:span text:style-name="T5">Entonces el sistema </text:span><text:span text:style-name="T17">informa un error porque el vendedor no es mayor de 18 años.</text:span></text:p>
      <text:p text:style-name="P13"/>
      <text:p text:style-name="P14">Escenario <text:span text:style-name="T17">6</text:span>: <text:span text:style-name="T5">Transferencia</text:span> <text:span text:style-name="T5">fallida </text:span><text:span text:style-name="T17">por patente endeudada</text:span></text:p>
      <text:p text:style-name="P13">Dado <text:span text:style-name="T12">el </text:span><text:span text:style-name="T5">DNI del comprador “</text:span><text:span text:style-name="T17">45913234”</text:span><text:span text:style-name="T5"> corresponde a una persona y es </text:span><text:span text:style-name="T17">mayor</text:span><text:span text:style-name="T5"> de 18 de años, el DNI del vendedor “46738312” corresponde a un a persona y es </text:span><text:span text:style-name="T17">mayor</text:span><text:span text:style-name="T5"> de 18 años y el número patente “</text:span><text:span text:style-name="T17">AA</text:span><text:span text:style-name="T5">-</text:span><text:span text:style-name="T17">203</text:span><text:span text:style-name="T5">-</text:span><text:span text:style-name="T17">EE</text:span><text:span text:style-name="T5">” </text:span><text:span text:style-name="T17">posee</text:span><text:span text:style-name="T5"> deudas </text:span><text:span text:style-name="T17">vigentes</text:span><text:span text:style-name="T5">.</text:span></text:p>
      <text:p text:style-name="P13">Cuando <text:span text:style-name="T14">se ingresa </text:span><text:span text:style-name="T12">el </text:span><text:span text:style-name="T5">DNI del comprador “</text:span><text:span text:style-name="T17">45913234</text:span><text:span text:style-name="T5">”,el DNI del vendedor “46738312”, el número patente “</text:span><text:span text:style-name="T17">AA</text:span><text:span text:style-name="T5">-</text:span><text:span text:style-name="T17">203</text:span><text:span text:style-name="T5">-</text:span><text:span text:style-name="T17">EE</text:span><text:span text:style-name="T5">”</text:span><text:span text:style-name="T14"> </text:span><text:span text:style-name="T15">y se presiona “Realizar </text:span><text:span text:style-name="T5">Transferencia</text:span><text:span text:style-name="T15">”</text:span></text:p>
      <text:p text:style-name="P13"><text:soft-page-break/><text:span text:style-name="T5">Entonces el sistema </text:span><text:span text:style-name="T17">informa un error porque la patente ingresada tiene deudas.</text:span></text:p>
      <text:p text:style-name="P13"/>
      <text:p text:style-name="P16"/>
      <text:p text:style-name="P17"><text:span text:style-name="T6">ID:</text:span><text:span text:style-name="T3"> </text:span><text:span text:style-name="T19">Consultar</text:span><text:span text:style-name="T20"> </text:span><text:span text:style-name="T19">Estado</text:span><text:span text:style-name="T7"> </text:span><text:span text:style-name="T21">de </text:span><text:span text:style-name="T7">Transferencia</text:span></text:p>
      <text:p text:style-name="P18"><text:span text:style-name="T8">Título: </text:span><text:span text:style-name="T9">Como Persona quiero </text:span><text:span text:style-name="T22">consultar el estado de una</text:span><text:span text:style-name="T9"> transferencia de un vehículo</text:span></text:p>
      <text:p text:style-name="P19"><text:span text:style-name="T10">Reglas de Negocio:</text:span><text:span text:style-name="T11"> <text:s/></text:span></text:p>
      <text:p text:style-name="P20">Se pueden hacer hasta tres consultas por mes.</text:p>
      <text:p text:style-name="P21"/>
      <text:p text:style-name="P14">Escenario 1: <text:span text:style-name="T23">Consulta</text:span> exitos<text:span text:style-name="T5">a</text:span><text:span text:style-name="T12"> </text:span></text:p>
      <text:p text:style-name="P13">Dado <text:span text:style-name="T23">la</text:span><text:span text:style-name="T5"> patente “AE-777-ZZ” </text:span><text:span text:style-name="T23">corresponde a una patente del sistema y se hicieron dos o menos consultas en el mes actual</text:span><text:span text:style-name="T5">.</text:span></text:p>
      <text:p text:style-name="P22">Cuando <text:span text:style-name="T14">se ingresa </text:span><text:span text:style-name="T23">la</text:span><text:span text:style-name="T5"> patente “AE-777-ZZ”</text:span><text:span text:style-name="T14"> </text:span><text:span text:style-name="T15">y se presiona “</text:span><text:span text:style-name="T23">Consultar Estado de</text:span><text:span text:style-name="T15"> </text:span><text:span text:style-name="T5">Transferencia</text:span><text:span text:style-name="T15">”</text:span></text:p>
      <text:p text:style-name="P13">Entonces el sistema <text:span text:style-name="T24">informa operación exitosa y muestra el estado de la transferencia.</text:span></text:p>
      <text:p text:style-name="P22"/>
      <text:p text:style-name="P23">Escenario <text:span text:style-name="T23">2</text:span>: <text:span text:style-name="T23">Consulta</text:span> <text:span text:style-name="T23">fallida por patente inexistente en el sistema</text:span><text:span text:style-name="T12"> </text:span></text:p>
      <text:p text:style-name="P22">Dado <text:span text:style-name="T23">la</text:span><text:span text:style-name="T5"> patente “A</text:span><text:span text:style-name="T25">B</text:span><text:span text:style-name="T5">-</text:span><text:span text:style-name="T25">000</text:span><text:span text:style-name="T5">-</text:span><text:span text:style-name="T25">UO</text:span><text:span text:style-name="T5">” </text:span><text:span text:style-name="T25">no </text:span><text:span text:style-name="T23">corresponde a una patente </text:span><text:span text:style-name="T25">que se encuentre en </text:span><text:span text:style-name="T23">el sistema</text:span></text:p>
      <text:p text:style-name="P22">Cuando <text:span text:style-name="T14">se ingresa </text:span><text:span text:style-name="T23">la</text:span><text:span text:style-name="T5"> patente “A</text:span><text:span text:style-name="T25">B</text:span><text:span text:style-name="T5">-</text:span><text:span text:style-name="T25">000</text:span><text:span text:style-name="T5">-</text:span><text:span text:style-name="T25">UO</text:span><text:span text:style-name="T5">”</text:span><text:span text:style-name="T14"> </text:span><text:span text:style-name="T15">y se presiona “</text:span><text:span text:style-name="T23">Consultar Estado de</text:span><text:span text:style-name="T15"> </text:span><text:span text:style-name="T5">Transferencia</text:span><text:span text:style-name="T15">”</text:span></text:p>
      <text:p text:style-name="P22">Entonces el sistema <text:span text:style-name="T24">informa </text:span><text:span text:style-name="T26">error porque la patente ingresada no se encuentra en el sistema</text:span><text:span text:style-name="T24">.</text:span></text:p>
      <text:p text:style-name="P24"/>
      <text:p text:style-name="P25">Escenario <text:span text:style-name="T25">3:</text:span> <text:span text:style-name="T23">Consulta</text:span> <text:span text:style-name="T23">fallida por </text:span><text:span text:style-name="T25">exceso de consultas en el mes actual</text:span></text:p>
      <text:p text:style-name="P26">Dado <text:span text:style-name="T23">la</text:span><text:span text:style-name="T5"> patente “A</text:span><text:span text:style-name="T25">C</text:span><text:span text:style-name="T5">-</text:span><text:span text:style-name="T25">700</text:span><text:span text:style-name="T5">-</text:span><text:span text:style-name="T25">AA</text:span><text:span text:style-name="T5">”</text:span><text:span text:style-name="T25"> </text:span><text:span text:style-name="T23">corresponde a una patente </text:span><text:span text:style-name="T25">que se encuentre en </text:span><text:span text:style-name="T23">el sistema </text:span><text:span text:style-name="T25">y ya </text:span><text:span text:style-name="T23">se hicieron </text:span><text:span text:style-name="T25">tres</text:span><text:span text:style-name="T23"> consultas en el mes actual</text:span><text:span text:style-name="T5">.</text:span></text:p>
      <text:p text:style-name="P26">Cuando <text:span text:style-name="T14">se ingresa </text:span><text:span text:style-name="T23">la</text:span><text:span text:style-name="T5"> patente “A</text:span><text:span text:style-name="T25">B</text:span><text:span text:style-name="T5">-</text:span><text:span text:style-name="T25">000</text:span><text:span text:style-name="T5">-</text:span><text:span text:style-name="T25">UO</text:span><text:span text:style-name="T5">”</text:span><text:span text:style-name="T14"> </text:span><text:span text:style-name="T15">y se presiona “</text:span><text:span text:style-name="T23">Consultar Estado de</text:span><text:span text:style-name="T15"> </text:span><text:span text:style-name="T5">Transferencia</text:span><text:span text:style-name="T15">”</text:span></text:p>
      <text:p text:style-name="P26">Entonces el sistema <text:span text:style-name="T23">informa </text:span><text:span text:style-name="T25">error porque ya se realizaron tres consultas para la patente ingresada en el mes actual</text:span><text:span text:style-name="T23">.</text:span></text:p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22:41:18.162422800</meta:creation-date>
    <dc:date>2025-09-02T14:16:12.350790400</dc:date>
    <meta:editing-duration>PT26M29S</meta:editing-duration>
    <meta:editing-cycles>3</meta:editing-cycles>
    <meta:generator>LibreOffice/25.2.5.1$Windows_X86_64 LibreOffice_project/484541f705153d4ff78284873b0153c3e5a280db</meta:generator>
    <meta:document-statistic meta:table-count="0" meta:image-count="0" meta:object-count="0" meta:page-count="2" meta:paragraph-count="48" meta:word-count="712" meta:character-count="4448" meta:non-whitespace-character-count="3772"/>
  </office:meta>
</office:document-meta>
</file>